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5.704cm" table:align="left"/>
    </style:style>
    <style:style style:name="Table1.A" style:family="table-column">
      <style:table-column-properties style:column-width="5.70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Heading_20_2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lass IntStr</text:h>
      <text:p text:style-name="Text_20_body">Dual Value Integer and String</text:p>
      <text:p text:style-name="P1"><text:bookmark text:name="TOC"/></text:p>
      <text:h text:style-name="P3" text:outline-level="2"><text:bookmark text:name="TOC_Title"/>Table of Contents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a xlink:type="simple" xlink:href="https://docs.perl6.org/type/IntStr#Methods" text:style-name="Internet_20_link" text:visited-style-name="Visited_20_Internet_20_Link">Metho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method_new" text:style-name="Internet_20_link" text:visited-style-name="Visited_20_Internet_20_Link">method new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method_Bool" text:style-name="Internet_20_link" text:visited-style-name="Visited_20_Internet_20_Link">method Boo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method_Int" text:style-name="Internet_20_link" text:visited-style-name="Visited_20_Internet_20_Link">method In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method_Numeric" text:style-name="Internet_20_link" text:visited-style-name="Visited_20_Internet_20_Link">method Numeri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method_Real" text:style-name="Internet_20_link" text:visited-style-name="Visited_20_Internet_20_Link">method Re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method_Str" text:style-name="Internet_20_link" text:visited-style-name="Visited_20_Internet_20_Link">method St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method_ACCEPTS" text:style-name="Internet_20_link" text:visited-style-name="Visited_20_Internet_20_Link">method ACCEPT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Operators" text:style-name="Internet_20_link" text:visited-style-name="Visited_20_Internet_20_Link">Operator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infix_cmp" text:style-name="Internet_20_link" text:visited-style-name="Visited_20_Internet_20_Link">infix cm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Type_Graph" text:style-name="Internet_20_link" text:visited-style-name="Visited_20_Internet_20_Link">Type Grap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Routines_supplied_by_class_Int" text:style-name="Internet_20_link" text:visited-style-name="Visited_20_Internet_20_Link">Routines supplied by class In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Int)_method_Capture" text:style-name="Internet_20_link" text:visited-style-name="Visited_20_Internet_20_Link">(Int) method Captur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Int)_routine_chr" text:style-name="Internet_20_link" text:visited-style-name="Visited_20_Internet_20_Link">(Int) routine ch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Int)_routine_expmod" text:style-name="Internet_20_link" text:visited-style-name="Visited_20_Internet_20_Link">(Int) routine expmo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Int)_method_polymod" text:style-name="Internet_20_link" text:visited-style-name="Visited_20_Internet_20_Link">(Int) method polymo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Int)_routine_is-prime" text:style-name="Internet_20_link" text:visited-style-name="Visited_20_Internet_20_Link">(Int) routine is-prim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Int)_routine_lsb" text:style-name="Internet_20_link" text:visited-style-name="Visited_20_Internet_20_Link">(Int) routine lsb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Int)_routine_msb" text:style-name="Internet_20_link" text:visited-style-name="Visited_20_Internet_20_Link">(Int) routine msb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Int)_routine_unival" text:style-name="Internet_20_link" text:visited-style-name="Visited_20_Internet_20_Link">(Int) routine univ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Int)_infix_div" text:style-name="Internet_20_link" text:visited-style-name="Visited_20_Internet_20_Link">(Int) infix div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Routines_supplied_by_role_Real" text:style-name="Internet_20_link" text:visited-style-name="Visited_20_Internet_20_Link">Routines supplied by role Re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method_Bridge" text:style-name="Internet_20_link" text:visited-style-name="Visited_20_Internet_20_Link">(Real) method Bridg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method_Rat" text:style-name="Internet_20_link" text:visited-style-name="Visited_20_Internet_20_Link">(Real) method Ra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method_Real" text:style-name="Internet_20_link" text:visited-style-name="Visited_20_Internet_20_Link">(Real) method Re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routine_rand" text:style-name="Internet_20_link" text:visited-style-name="Visited_20_Internet_20_Link">(Real) routine ran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method_sign" text:style-name="Internet_20_link" text:visited-style-name="Visited_20_Internet_20_Link">(Real) method sig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method_round" text:style-name="Internet_20_link" text:visited-style-name="Visited_20_Internet_20_Link">(Real) method roun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method_floor" text:style-name="Internet_20_link" text:visited-style-name="Visited_20_Internet_20_Link">(Real) method floo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method_ceiling" text:style-name="Internet_20_link" text:visited-style-name="Visited_20_Internet_20_Link">(Real) method ceil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method_truncate" text:style-name="Internet_20_link" text:visited-style-name="Visited_20_Internet_20_Link">(Real) method truncat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Real)_method_base" text:style-name="Internet_20_link" text:visited-style-name="Visited_20_Internet_20_Link">(Real) method bas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Routines_supplied_by_class_Str" text:style-name="Internet_20_link" text:visited-style-name="Visited_20_Internet_20_Link">Routines supplied by class St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chop" text:style-name="Internet_20_link" text:visited-style-name="Visited_20_Internet_20_Link">(Str) routine cho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chomp" text:style-name="Internet_20_link" text:visited-style-name="Visited_20_Internet_20_Link">(Str) routine chom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lc" text:style-name="Internet_20_link" text:visited-style-name="Visited_20_Internet_20_Link">(Str) routine l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uc" text:style-name="Internet_20_link" text:visited-style-name="Visited_20_Internet_20_Link">(Str) routine uc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docs.perl6.org/type/IntStr#(Str)_routine_fc" text:style-name="Internet_20_link" text:visited-style-name="Visited_20_Internet_20_Link">(Str) routine f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tc" text:style-name="Internet_20_link" text:visited-style-name="Visited_20_Internet_20_Link">(Str) routine t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tclc" text:style-name="Internet_20_link" text:visited-style-name="Visited_20_Internet_20_Link">(Str) routine tcl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wordcase" text:style-name="Internet_20_link" text:visited-style-name="Visited_20_Internet_20_Link">(Str) routine wordcas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unival" text:style-name="Internet_20_link" text:visited-style-name="Visited_20_Internet_20_Link">(Str) method univ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univals" text:style-name="Internet_20_link" text:visited-style-name="Visited_20_Internet_20_Link">(Str) method unival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chars" text:style-name="Internet_20_link" text:visited-style-name="Visited_20_Internet_20_Link">(Str) routine char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encode" text:style-name="Internet_20_link" text:visited-style-name="Visited_20_Internet_20_Link">(Str) method encod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index" text:style-name="Internet_20_link" text:visited-style-name="Visited_20_Internet_20_Link">(Str) routine inde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rindex" text:style-name="Internet_20_link" text:visited-style-name="Visited_20_Internet_20_Link">(Str) routine rinde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indices" text:style-name="Internet_20_link" text:visited-style-name="Visited_20_Internet_20_Link">(Str) method indic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match" text:style-name="Internet_20_link" text:visited-style-name="Visited_20_Internet_20_Link">(Str) method mat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Numeric" text:style-name="Internet_20_link" text:visited-style-name="Visited_20_Internet_20_Link">(Str) method Numeri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Int" text:style-name="Internet_20_link" text:visited-style-name="Visited_20_Internet_20_Link">(Str) method In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Bool" text:style-name="Internet_20_link" text:visited-style-name="Visited_20_Internet_20_Link">(Str) method Boo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parse-base" text:style-name="Internet_20_link" text:visited-style-name="Visited_20_Internet_20_Link">(Str) routine parse-bas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parse-names" text:style-name="Internet_20_link" text:visited-style-name="Visited_20_Internet_20_Link">(Str) routine parse-nam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uniparse" text:style-name="Internet_20_link" text:visited-style-name="Visited_20_Internet_20_Link">(Str) routine unipars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split" text:style-name="Internet_20_link" text:visited-style-name="Visited_20_Internet_20_Link">(Str) routine spli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comb" text:style-name="Internet_20_link" text:visited-style-name="Visited_20_Internet_20_Link">(Str) routine comb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lines" text:style-name="Internet_20_link" text:visited-style-name="Visited_20_Internet_20_Link">(Str) routine lin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words" text:style-name="Internet_20_link" text:visited-style-name="Visited_20_Internet_20_Link">(Str) routine wor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flip" text:style-name="Internet_20_link" text:visited-style-name="Visited_20_Internet_20_Link">(Str) routine fli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sprintf" text:style-name="Internet_20_link" text:visited-style-name="Visited_20_Internet_20_Link">(Str) routine sprintf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starts-with" text:style-name="Internet_20_link" text:visited-style-name="Visited_20_Internet_20_Link">(Str) method starts-wi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ends-with" text:style-name="Internet_20_link" text:visited-style-name="Visited_20_Internet_20_Link">(Str) method ends-wi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subst" text:style-name="Internet_20_link" text:visited-style-name="Visited_20_Internet_20_Link">(Str) method subs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Literal_replacement_substitution" text:style-name="Internet_20_link" text:visited-style-name="Visited_20_Internet_20_Link">Literal replacement substitutio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Callable" text:style-name="Internet_20_link" text:visited-style-name="Visited_20_Internet_20_Link">Callabl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Adverbs" text:style-name="Internet_20_link" text:visited-style-name="Visited_20_Internet_20_Link">Adverb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More_Examples" text:style-name="Internet_20_link" text:visited-style-name="Visited_20_Internet_20_Link">More Exampl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subst-mutate" text:style-name="Internet_20_link" text:visited-style-name="Visited_20_Internet_20_Link">(Str) method subst-mutat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substr" text:style-name="Internet_20_link" text:visited-style-name="Visited_20_Internet_20_Link">(Str) routine subst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substr-eq" text:style-name="Internet_20_link" text:visited-style-name="Visited_20_Internet_20_Link">(Str) method substr-eq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substr-rw" text:style-name="Internet_20_link" text:visited-style-name="Visited_20_Internet_20_Link">(Str) method substr-rw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samemark" text:style-name="Internet_20_link" text:visited-style-name="Visited_20_Internet_20_Link">(Str) routine samemark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succ" text:style-name="Internet_20_link" text:visited-style-name="Visited_20_Internet_20_Link">(Str) method suc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pred" text:style-name="Internet_20_link" text:visited-style-name="Visited_20_Internet_20_Link">(Str) method pre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ord" text:style-name="Internet_20_link" text:visited-style-name="Visited_20_Internet_20_Link">(Str) routine or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ords" text:style-name="Internet_20_link" text:visited-style-name="Visited_20_Internet_20_Link">(Str) method or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trans" text:style-name="Internet_20_link" text:visited-style-name="Visited_20_Internet_20_Link">(Str) method tran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indent" text:style-name="Internet_20_link" text:visited-style-name="Visited_20_Internet_20_Link">(Str) method inden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trim" text:style-name="Internet_20_link" text:visited-style-name="Visited_20_Internet_20_Link">(Str) method trim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docs.perl6.org/type/IntStr#(Str)_method_trim-trailing" text:style-name="Internet_20_link" text:visited-style-name="Visited_20_Internet_20_Link">(Str) method trim-trail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trim-leading" text:style-name="Internet_20_link" text:visited-style-name="Visited_20_Internet_20_Link">(Str) method trim-lead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NFC" text:style-name="Internet_20_link" text:visited-style-name="Visited_20_Internet_20_Link">(Str) method NF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NFD" text:style-name="Internet_20_link" text:visited-style-name="Visited_20_Internet_20_Link">(Str) method NF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NFKC" text:style-name="Internet_20_link" text:visited-style-name="Visited_20_Internet_20_Link">(Str) method NFK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NFKD" text:style-name="Internet_20_link" text:visited-style-name="Visited_20_Internet_20_Link">(Str) method NFK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ACCEPTS" text:style-name="Internet_20_link" text:visited-style-name="Visited_20_Internet_20_Link">(Str) method ACCEPT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method_Capture" text:style-name="Internet_20_link" text:visited-style-name="Visited_20_Internet_20_Link">(Str) method Captur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Str)_routine_val" text:style-name="Internet_20_link" text:visited-style-name="Visited_20_Internet_20_Link">(Str) routine v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Routines_supplied_by_class_Cool" text:style-name="Internet_20_link" text:visited-style-name="Visited_20_Internet_20_Link">Routines supplied by class Coo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bs" text:style-name="Internet_20_link" text:visited-style-name="Visited_20_Internet_20_Link">(Cool) routine ab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conj" text:style-name="Internet_20_link" text:visited-style-name="Visited_20_Internet_20_Link">(Cool) method conj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sqrt" text:style-name="Internet_20_link" text:visited-style-name="Visited_20_Internet_20_Link">(Cool) routine sqr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sign" text:style-name="Internet_20_link" text:visited-style-name="Visited_20_Internet_20_Link">(Cool) method sig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rand" text:style-name="Internet_20_link" text:visited-style-name="Visited_20_Internet_20_Link">(Cool) method ran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sin" text:style-name="Internet_20_link" text:visited-style-name="Visited_20_Internet_20_Link">(Cool) routine si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sin" text:style-name="Internet_20_link" text:visited-style-name="Visited_20_Internet_20_Link">(Cool) routine asi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os" text:style-name="Internet_20_link" text:visited-style-name="Visited_20_Internet_20_Link">(Cool) routine co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cos" text:style-name="Internet_20_link" text:visited-style-name="Visited_20_Internet_20_Link">(Cool) routine aco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tan" text:style-name="Internet_20_link" text:visited-style-name="Visited_20_Internet_20_Link">(Cool) routine ta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tan" text:style-name="Internet_20_link" text:visited-style-name="Visited_20_Internet_20_Link">(Cool) routine ata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tan2" text:style-name="Internet_20_link" text:visited-style-name="Visited_20_Internet_20_Link">(Cool) routine atan2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sec" text:style-name="Internet_20_link" text:visited-style-name="Visited_20_Internet_20_Link">(Cool) method se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sec" text:style-name="Internet_20_link" text:visited-style-name="Visited_20_Internet_20_Link">(Cool) routine ase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osec" text:style-name="Internet_20_link" text:visited-style-name="Visited_20_Internet_20_Link">(Cool) routine cose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cosec" text:style-name="Internet_20_link" text:visited-style-name="Visited_20_Internet_20_Link">(Cool) routine acose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otan" text:style-name="Internet_20_link" text:visited-style-name="Visited_20_Internet_20_Link">(Cool) routine cota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cotan" text:style-name="Internet_20_link" text:visited-style-name="Visited_20_Internet_20_Link">(Cool) routine acotan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sinh" text:style-name="Internet_20_link" text:visited-style-name="Visited_20_Internet_20_Link">(Cool) routine si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sinh" text:style-name="Internet_20_link" text:visited-style-name="Visited_20_Internet_20_Link">(Cool) routine asi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osh" text:style-name="Internet_20_link" text:visited-style-name="Visited_20_Internet_20_Link">(Cool) routine cos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cosh" text:style-name="Internet_20_link" text:visited-style-name="Visited_20_Internet_20_Link">(Cool) routine acos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tanh" text:style-name="Internet_20_link" text:visited-style-name="Visited_20_Internet_20_Link">(Cool) routine ta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tanh" text:style-name="Internet_20_link" text:visited-style-name="Visited_20_Internet_20_Link">(Cool) routine ata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sech" text:style-name="Internet_20_link" text:visited-style-name="Visited_20_Internet_20_Link">(Cool) routine se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sech" text:style-name="Internet_20_link" text:visited-style-name="Visited_20_Internet_20_Link">(Cool) routine ase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osech" text:style-name="Internet_20_link" text:visited-style-name="Visited_20_Internet_20_Link">(Cool) routine cose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cosech" text:style-name="Internet_20_link" text:visited-style-name="Visited_20_Internet_20_Link">(Cool) routine acose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otanh" text:style-name="Internet_20_link" text:visited-style-name="Visited_20_Internet_20_Link">(Cool) routine cota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acotanh" text:style-name="Internet_20_link" text:visited-style-name="Visited_20_Internet_20_Link">(Cool) routine acotan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is" text:style-name="Internet_20_link" text:visited-style-name="Visited_20_Internet_20_Link">(Cool) routine ci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log" text:style-name="Internet_20_link" text:visited-style-name="Visited_20_Internet_20_Link">(Cool) routine lo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log10" text:style-name="Internet_20_link" text:visited-style-name="Visited_20_Internet_20_Link">(Cool) routine log10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docs.perl6.org/type/IntStr#(Cool)_method_exp" text:style-name="Internet_20_link" text:visited-style-name="Visited_20_Internet_20_Link">(Cool) method ex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unpolar" text:style-name="Internet_20_link" text:visited-style-name="Visited_20_Internet_20_Link">(Cool) method unpola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round" text:style-name="Internet_20_link" text:visited-style-name="Visited_20_Internet_20_Link">(Cool) routine roun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floor" text:style-name="Internet_20_link" text:visited-style-name="Visited_20_Internet_20_Link">(Cool) routine floo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eiling" text:style-name="Internet_20_link" text:visited-style-name="Visited_20_Internet_20_Link">(Cool) routine ceil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truncate" text:style-name="Internet_20_link" text:visited-style-name="Visited_20_Internet_20_Link">(Cool) routine truncat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ord" text:style-name="Internet_20_link" text:visited-style-name="Visited_20_Internet_20_Link">(Cool) routine ord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path" text:style-name="Internet_20_link" text:visited-style-name="Visited_20_Internet_20_Link">(Cool) method pat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hr" text:style-name="Internet_20_link" text:visited-style-name="Visited_20_Internet_20_Link">(Cool) routine ch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hars" text:style-name="Internet_20_link" text:visited-style-name="Visited_20_Internet_20_Link">(Cool) routine char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odes" text:style-name="Internet_20_link" text:visited-style-name="Visited_20_Internet_20_Link">(Cool) routine cod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flip" text:style-name="Internet_20_link" text:visited-style-name="Visited_20_Internet_20_Link">(Cool) routine fli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trim" text:style-name="Internet_20_link" text:visited-style-name="Visited_20_Internet_20_Link">(Cool) routine trim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trim-leading" text:style-name="Internet_20_link" text:visited-style-name="Visited_20_Internet_20_Link">(Cool) routine trim-lead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trim-trailing" text:style-name="Internet_20_link" text:visited-style-name="Visited_20_Internet_20_Link">(Cool) routine trim-trailing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lc" text:style-name="Internet_20_link" text:visited-style-name="Visited_20_Internet_20_Link">(Cool) routine l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uc" text:style-name="Internet_20_link" text:visited-style-name="Visited_20_Internet_20_Link">(Cool) routine u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fc" text:style-name="Internet_20_link" text:visited-style-name="Visited_20_Internet_20_Link">(Cool) routine f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tc" text:style-name="Internet_20_link" text:visited-style-name="Visited_20_Internet_20_Link">(Cool) routine t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tclc" text:style-name="Internet_20_link" text:visited-style-name="Visited_20_Internet_20_Link">(Cool) routine tclc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wordcase" text:style-name="Internet_20_link" text:visited-style-name="Visited_20_Internet_20_Link">(Cool) routine wordcas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samecase" text:style-name="Internet_20_link" text:visited-style-name="Visited_20_Internet_20_Link">(Cool) routine samecas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uniprop" text:style-name="Internet_20_link" text:visited-style-name="Visited_20_Internet_20_Link">(Cool) method unipro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uniprops" text:style-name="Internet_20_link" text:visited-style-name="Visited_20_Internet_20_Link">(Cool) method uniprop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uniname" text:style-name="Internet_20_link" text:visited-style-name="Visited_20_Internet_20_Link">(Cool) method uniname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uninames" text:style-name="Internet_20_link" text:visited-style-name="Visited_20_Internet_20_Link">(Cool) method uninam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unimatch" text:style-name="Internet_20_link" text:visited-style-name="Visited_20_Internet_20_Link">(Cool) method unimat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hop" text:style-name="Internet_20_link" text:visited-style-name="Visited_20_Internet_20_Link">(Cool) routine cho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homp" text:style-name="Internet_20_link" text:visited-style-name="Visited_20_Internet_20_Link">(Cool) routine chomp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substr" text:style-name="Internet_20_link" text:visited-style-name="Visited_20_Internet_20_Link">(Cool) routine substr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ords" text:style-name="Internet_20_link" text:visited-style-name="Visited_20_Internet_20_Link">(Cool) routine or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hrs" text:style-name="Internet_20_link" text:visited-style-name="Visited_20_Internet_20_Link">(Cool) routine chr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split" text:style-name="Internet_20_link" text:visited-style-name="Visited_20_Internet_20_Link">(Cool) routine spli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lines" text:style-name="Internet_20_link" text:visited-style-name="Visited_20_Internet_20_Link">(Cool) routine line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words" text:style-name="Internet_20_link" text:visited-style-name="Visited_20_Internet_20_Link">(Cool) method word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comb" text:style-name="Internet_20_link" text:visited-style-name="Visited_20_Internet_20_Link">(Cool) routine comb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contains" text:style-name="Internet_20_link" text:visited-style-name="Visited_20_Internet_20_Link">(Cool) method contain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index" text:style-name="Internet_20_link" text:visited-style-name="Visited_20_Internet_20_Link">(Cool) routine inde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rindex" text:style-name="Internet_20_link" text:visited-style-name="Visited_20_Internet_20_Link">(Cool) routine rindex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match" text:style-name="Internet_20_link" text:visited-style-name="Visited_20_Internet_20_Link">(Cool) routine match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fmt" text:style-name="Internet_20_link" text:visited-style-name="Visited_20_Internet_20_Link">(Cool) method fmt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roots" text:style-name="Internet_20_link" text:visited-style-name="Visited_20_Internet_20_Link">(Cool) routine roots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method_IO" text:style-name="Internet_20_link" text:visited-style-name="Visited_20_Internet_20_Link">(Cool) method IO</text:a>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docs.perl6.org/type/IntStr#(Cool)_routine_EVAL" text:style-name="Internet_20_link" text:visited-style-name="Visited_20_Internet_20_Link">(Cool) routine EVAL</text:a>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docs.perl6.org/type/IntStr#(Cool)_routine_EVALFILE" text:style-name="Internet_20_link" text:visited-style-name="Visited_20_Internet_20_Link">(Cool) routine EVALFILE</text:a></text:p>
          </table:table-cell>
        </table:table-row>
      </table:table>
      <text:p text:style-name="P2">class IntStr is Int is Str { }</text:p>
      <text:p text:style-name="Text_20_body">The dual value types (often referred to as <text:a xlink:type="simple" xlink:href="https://docs.perl6.org/language/glossary#Allomorph" text:style-name="Internet_20_link" text:visited-style-name="Visited_20_Internet_20_Link">allomorphs</text:a>) allow for the representation of a value as both a string and a numeric type, typically they will be created for you when the context is "stringy" but they can be determined to be numbers, such as in some <text:a xlink:type="simple" xlink:href="https://docs.perl6.org/language/quoting" text:style-name="Internet_20_link" text:visited-style-name="Visited_20_Internet_20_Link">quoting constructs</text:a>:</text:p>
      <text:p text:style-name="P2">my $f = &lt;42&gt;; say $f.^name; # OUTPUT: «IntStr␤» </text:p>
      <text:p text:style-name="Text_20_body">As a subclass of both <text:a xlink:type="simple" xlink:href="https://docs.perl6.org/type/Int" text:style-name="Internet_20_link" text:visited-style-name="Visited_20_Internet_20_Link"><text:span text:style-name="Source_20_Text">Int</text:span></text:a> and <text:a xlink:type="simple" xlink:href="https://docs.perl6.org/type/Str" text:style-name="Internet_20_link" text:visited-style-name="Visited_20_Internet_20_Link"><text:span text:style-name="Source_20_Text">Str</text:span></text:a>, an <text:span text:style-name="Source_20_Text">IntStr</text:span> will be accepted where either is expected. However, <text:span text:style-name="Source_20_Text">IntStr</text:span> does not share object identity with <text:span text:style-name="Source_20_Text">Int</text:span>- or <text:span text:style-name="Source_20_Text">Str</text:span>-only variants:</text:p>
      <text:p text:style-name="Preformatted_20_Text">my $int-str = &lt;42&gt;;</text:p>
      <text:p text:style-name="Preformatted_20_Text">my Int $int = $int-str; # OK! </text:p>
      <text:p text:style-name="Preformatted_20_Text">my Str $str = $int-str; # OK! </text:p>
      <text:p text:style-name="P2">say 42 ∈ &lt;42  55  1&gt;;   # False; ∈ operator cares about object identity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8:16:10.629642959</meta:creation-date>
    <dc:date>2018-05-31T18:16:52.352658188</dc:date>
    <meta:editing-duration>PT41S</meta:editing-duration>
    <meta:editing-cycles>1</meta:editing-cycles>
    <meta:document-statistic meta:table-count="1" meta:image-count="0" meta:object-count="0" meta:page-count="5" meta:paragraph-count="179" meta:word-count="632" meta:character-count="3933" meta:non-whitespace-character-count="3472"/>
    <meta:generator>LibreOffice/6.0.3.2$Linux_X86_64 LibreOffice_project/00$Build-2</meta:generator>
  </office:meta>
</office:document-meta>
</file>